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Roboto, Arial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2" style:family="paragraph" style:parent-style-name="Text_20_body" style:list-style-name="L1">
      <style:paragraph-properties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3" style:family="paragraph" style:parent-style-name="Text_20_body" style:list-style-name="L2">
      <style:paragraph-properties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4" style:family="paragraph" style:parent-style-name="Text_20_body" style:list-style-name="L3">
      <style:paragraph-properties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5" style:family="paragraph" style:parent-style-name="Text_20_body" style:list-style-name="L6">
      <style:paragraph-properties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6" style:family="paragraph" style:parent-style-name="Text_20_body">
      <style:paragraph-properties style:line-height-at-least="0.25in"/>
      <style:text-properties fo:font-variant="normal" fo:text-transform="none" fo:color="#222222" fo:letter-spacing="normal"/>
    </style:style>
    <style:style style:name="P7" style:family="paragraph" style:parent-style-name="Text_20_body">
      <style:paragraph-properties style:line-height-at-least="0.25in"/>
    </style:style>
    <style:style style:name="P8" style:family="paragraph" style:parent-style-name="Text_20_body">
      <style:text-properties fo:text-transform="uppercase" fo:color="#003b55" style:font-name="Helvetica Neue" fo:font-size="18pt" fo:letter-spacing="normal" fo:font-style="normal" fo:font-weight="bold"/>
    </style:style>
    <style:style style:name="P9" style:family="paragraph" style:parent-style-name="Text_20_body" style:list-style-name="L1">
      <style:paragraph-properties fo:margin-top="0in" fo:margin-bottom="0in" style:contextual-spacing="false"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top="0in" fo:margin-bottom="0in" style:contextual-spacing="false"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top="0in" fo:margin-bottom="0in" style:contextual-spacing="false"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top="0in" fo:margin-bottom="0in" style:contextual-spacing="false"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top="0in" fo:margin-bottom="0in" style:contextual-spacing="false"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14" style:family="paragraph" style:parent-style-name="Text_20_body" style:list-style-name="L6">
      <style:paragraph-properties fo:margin-top="0in" fo:margin-bottom="0in" style:contextual-spacing="false" style:line-height-at-least="0.25in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15" style:family="paragraph" style:parent-style-name="Text_20_body" style:list-style-name="L6">
      <style:paragraph-properties fo:margin-top="0in" fo:margin-bottom="0in" style:contextual-spacing="false" style:line-height-at-least="0.25in"/>
    </style:style>
    <style:style style:name="P16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17" style:family="paragraph" style:parent-style-name="Heading_20_2">
      <style:text-properties fo:font-variant="normal" fo:text-transform="none" fo:color="#0282b6" style:font-name="Helvetica Neue" fo:font-size="12pt" fo:letter-spacing="normal" fo:font-style="normal" fo:font-weight="bold"/>
    </style:style>
    <style:style style:name="P18" style:family="paragraph" style:parent-style-name="Heading_20_2">
      <style:text-properties officeooo:paragraph-rsid="00031f9d"/>
    </style:style>
    <style:style style:name="P19" style:family="paragraph" style:parent-style-name="Heading_20_3">
      <style:paragraph-properties style:line-height-at-least="0.25in" fo:padding="0in" fo:border="none"/>
      <style:text-properties fo:text-transform="uppercase" fo:color="#003b55" style:font-name="Helvetica Neue" fo:font-size="12pt" fo:letter-spacing="normal" fo:font-style="normal" fo:font-weight="normal"/>
    </style:style>
    <style:style style:name="T1" style:family="text">
      <style:text-properties fo:font-variant="normal" fo:text-transform="none" fo:color="#222222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004b85" style:font-name="Helvetica Neue" fo:font-size="12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/>
      <text:p text:style-name="P8">LA GAMME PENTATONIQUE MINEURE</text:p>
      <text:h text:style-name="P18" text:outline-level="2"><text:span text:style-name="T1">en LA</text:span></text:h>
      <text:h text:style-name="P19" text:outline-level="3">LA PREMIÈRE POSITION</text:h>
      <text:p text:style-name="P6"><draw:frame draw:style-name="fr1" draw:name="graphics1" text:anchor-type="as-char" svg:width="5.5209in" svg:height="1.8228in" draw:z-index="0"><draw:image xlink:href="http://www.tabs4acoustic.com/images/uploads/images/Position%201%20-%20WM.png" xlink:type="simple" xlink:show="embed" xlink:actuate="onLoad"/><svg:title>Première position gamme pentatonique de la mineur</svg:title></draw:frame></text:p>
      <text:h text:style-name="P19" text:outline-level="3">LA DEUXIÈME POSITION</text:h>
      <text:p text:style-name="P6"><draw:frame draw:style-name="fr1" draw:name="graphics2" text:anchor-type="as-char" svg:width="5.5209in" svg:height="1.7709in" draw:z-index="1"><draw:image xlink:href="http://www.tabs4acoustic.com/images/uploads/images/Position%202%20-%20WM.png" xlink:type="simple" xlink:show="embed" xlink:actuate="onLoad"/><svg:title>Deuxième position gamme pentatonique de la mineur</svg:title></draw:frame></text:p>
      <text:h text:style-name="P19" text:outline-level="3">LA TROISIÈME POSITION</text:h>
      <text:p text:style-name="P6"><draw:frame draw:style-name="fr1" draw:name="graphics3" text:anchor-type="as-char" svg:width="5.5209in" svg:height="1.7917in" draw:z-index="2"><draw:image xlink:href="http://www.tabs4acoustic.com/images/uploads/images/Position%203%20-%20WM.png" xlink:type="simple" xlink:show="embed" xlink:actuate="onLoad"/><svg:title>Troisième position gamme pentatonique de la mineur</svg:title></draw:frame></text:p>
      <text:list xml:id="list2348335227930714196" text:style-name="L4">
        <text:list-header>
          <text:p text:style-name="P12"/>
        </text:list-header>
      </text:list>
      <text:h text:style-name="P19" text:outline-level="3"><text:soft-page-break/>LA QUATRIÈME POSITION</text:h>
      <text:p text:style-name="P6"><draw:frame draw:style-name="fr1" draw:name="graphics4" text:anchor-type="as-char" svg:width="5.5209in" svg:height="1.8437in" draw:z-index="3"><draw:image xlink:href="http://www.tabs4acoustic.com/images/uploads/images/Position%204%20-%20WM.png" xlink:type="simple" xlink:show="embed" xlink:actuate="onLoad"/><svg:title>Quatrième position gamme pentatonique de la mineur</svg:title></draw:frame></text:p>
      <text:h text:style-name="P19" text:outline-level="3">LA CINQUIÈME POSITION</text:h>
      <text:p text:style-name="P7"><text:span text:style-name="T1"/></text:p>
      <text:p text:style-name="P6"><draw:frame draw:style-name="fr1" draw:name="graphics5" text:anchor-type="as-char" svg:width="5.5209in" svg:height="1.7811in" draw:z-index="4"><draw:image xlink:href="http://www.tabs4acoustic.com/images/uploads/images/Position%205%20-%20WM.png" xlink:type="simple" xlink:show="embed" xlink:actuate="onLoad"/><svg:title>Cinquième position gamme pentatonique de la mineur</svg:title></draw:frame></text:p>
      <text:p text:style-name="P7"><text:span text:style-name="T1"/></text:p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Roboto, Arial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5-10-02T13:00:47</meta:creation-date>
    <dc:date>2015-10-02T13:02:59</dc:date>
    <dc:creator>Gérald Reinhart</dc:creator>
    <meta:editing-duration>P0D</meta:editing-duration>
    <meta:editing-cycles>1</meta:editing-cycles>
    <meta:document-statistic meta:table-count="0" meta:image-count="5" meta:object-count="0" meta:page-count="2" meta:paragraph-count="13" meta:word-count="22" meta:character-count="138" meta:non-whitespace-character-count="124"/>
    <meta:generator>LibreOffice/4.0.4.2$Linux_X86_64 LibreOffice_project/400m0$Build-2</meta:generator>
  </office:meta>
</office:document-meta>
</file>